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adornments="Regular" style:font-pitch="variable"/>
    <style:font-face style:name="Times New Roman1" svg:font-family="'Times New Roman'" style:font-adornments="Обычный" style:font-pitch="variable"/>
    <style:font-face style:name="Times New Roman2" svg:font-family="'Times New Roman'" style:font-adornments="Полужирный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rsid="00326d46" officeooo:paragraph-rsid="00326d46"/>
    </style:style>
    <style:style style:name="P2" style:family="paragraph" style:parent-style-name="Footnote">
      <style:text-properties officeooo:rsid="00326d46" officeooo:paragraph-rsid="00326d46"/>
    </style:style>
    <style:style style:name="P3" style:family="paragraph" style:parent-style-name="Сведения_20_об_20_авторе">
      <style:text-properties officeooo:rsid="003357d8" officeooo:paragraph-rsid="003357d8"/>
    </style:style>
    <style:style style:name="P4" style:family="paragraph" style:parent-style-name="Текст_20_списка_20_литературы">
      <style:text-properties officeooo:rsid="003357d8" officeooo:paragraph-rsid="003357d8"/>
    </style:style>
    <style:style style:name="P5" style:family="paragraph" style:parent-style-name="Эпиграф">
      <style:text-properties officeooo:rsid="00310b17" officeooo:paragraph-rsid="00310b17"/>
    </style:style>
    <style:style style:name="P6" style:family="paragraph" style:parent-style-name="Аннотация_20_и_20_Ключевые_20_слова">
      <style:text-properties officeooo:rsid="003357d8" officeooo:paragraph-rsid="003357d8"/>
    </style:style>
    <style:style style:name="P7" style:family="paragraph" style:parent-style-name="Аннотация_20_и_20_Ключевые_20_слова">
      <style:text-properties fo:font-style="italic" fo:font-weight="bold" officeooo:paragraph-rsid="003357d8" style:font-style-asian="italic" style:font-weight-asian="bold" style:font-style-complex="italic" style:font-weight-complex="bold"/>
    </style:style>
    <style:style style:name="P8" style:family="paragraph" style:parent-style-name="Автор">
      <style:text-properties officeooo:paragraph-rsid="003027b5"/>
    </style:style>
    <style:style style:name="P9" style:family="paragraph" style:parent-style-name="Text_20_body">
      <style:text-properties officeooo:rsid="00326d46" officeooo:paragraph-rsid="00326d46"/>
    </style:style>
    <style:style style:name="P10" style:family="paragraph" style:parent-style-name="Heading_20_2">
      <style:text-properties officeooo:rsid="003027b5" officeooo:paragraph-rsid="003027b5"/>
    </style:style>
    <style:style style:name="P11" style:family="paragraph" style:parent-style-name="Heading_20_3">
      <style:text-properties officeooo:rsid="003357d8" officeooo:paragraph-rsid="003357d8"/>
    </style:style>
    <style:style style:name="T1" style:family="text">
      <style:text-properties officeooo:rsid="003027b5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3027b5" style:font-style-asian="italic" style:font-weight-asian="bold" style:font-style-complex="italic" style:font-weight-complex="bold"/>
    </style:style>
    <style:style style:name="T4" style:family="text">
      <style:text-properties officeooo:rsid="00310b17"/>
    </style:style>
    <style:style style:name="T5" style:family="text">
      <style:text-properties officeooo:rsid="00326d46"/>
    </style:style>
    <style:style style:name="T6" style:family="text">
      <style:text-properties fo:font-style="normal" fo:font-weight="normal" officeooo:rsid="003357d8" style:font-style-asian="normal" style:font-weight-asian="normal" style:font-style-complex="normal" style:font-weight-complex="normal"/>
    </style:style>
    <style:style style:name="T7" style:family="text">
      <style:text-properties officeooo:rsid="003959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И.О. Фамилия</text:p>
      <text:h text:style-name="P10" text:outline-level="2">Заголовок статьи</text:h>
      <text:p text:style-name="Сведения_20_об_20_авторе"><text:span text:style-name="T3">Фамилия Имя Отчество</text:span><text:span text:style-name="T1"> далее с</text:span>ведения об авторе</text:p>
      <text:p text:style-name="Аннотация_20_и_20_Ключевые_20_слова">Аннотация</text:p>
      <text:p text:style-name="Аннотация_20_и_20_Ключевые_20_слова"><text:span text:style-name="T2">Ключевые слова:</text:span> </text:p>
      <text:p text:style-name="Аннотация_20_и_20_Ключевые_20_слова"/>
      <text:p text:style-name="Эпиграф">Эпиграф <text:span text:style-name="T4">строка 1</text:span></text:p>
      <text:p text:style-name="P5">Эпиграф строка 2</text:p>
      <text:p text:style-name="P1">Основной текст статьи<text:note text:id="ftn1" text:note-class="footnote"><text:note-citation>1</text:note-citation><text:note-body><text:p text:style-name="P2">Текст сноски </text:p></text:note-body></text:note></text:p>
      <text:p text:style-name="Цитирование">Цитата <text:span text:style-name="T7">в тексте</text:span></text:p>
      <text:h text:style-name="Heading_20_3" text:outline-level="3">Подзаголовок</text:h>
      <text:p text:style-name="P1">Основной текст продолжается</text:p>
      <text:h text:style-name="Heading_20_4" text:outline-level="4">Подзаголовок <text:span text:style-name="T5">втор</text:span>ого уровня</text:h>
      <text:p text:style-name="P1">Основной текст продолжается</text:p>
      <text:h text:style-name="Heading_20_5" text:outline-level="5">Подзаголовок третьего уровня</text:h>
      <text:p text:style-name="P1">Основной текст заканчивается</text:p>
      <text:h text:style-name="Heading_20_3" text:outline-level="3">Список литературы</text:h>
      <text:p text:style-name="P4">Текст списка литературы</text:p>
      <text:h text:style-name="Heading_20_3" text:outline-level="3">Английское название статьи</text:h>
      <text:p text:style-name="Автор_20_по-английски">Автор по-английски</text:p>
      <text:p text:style-name="P3">Сведения об авторе по-английски</text:p>
      <text:p text:style-name="P6">Аннотация по-английски</text:p>
      <text:p text:style-name="P7">Keywords: <text:span text:style-name="T6">ключевые слова по-английски</text:span></text:p>
      <text:h text:style-name="P11" text:outline-level="3">References</text:h>
      <text:p text:style-name="Текст_20_списка_20_литературы">Текст списка литературы по-английски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adornments="Regular" style:font-pitch="variable"/>
    <style:font-face style:name="Times New Roman1" svg:font-family="'Times New Roman'" style:font-adornments="Обычный" style:font-pitch="variable"/>
    <style:font-face style:name="Times New Roman2" svg:font-family="'Times New Roman'" style:font-adornments="Полужирный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style:writing-mode="page"/>
      <style:text-properties style:font-name="Times New Roman" fo:font-family="'Times New Roman'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text-align="center" style:justify-single-word="false" fo:keep-with-next="always" style:writing-mode="page"/>
      <style:text-properties style:font-name="Times New Roman1" fo:font-family="'Times New Roman'" style:font-style-name="Обычный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mm" fo:margin-right="0mm" fo:margin-top="0mm" fo:margin-bottom="2.47mm" loext:contextual-spacing="false" fo:line-height="120%" fo:text-indent="9mm" style:auto-text-indent="false" style:writing-mode="pag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 style:master-page-name="">
      <style:paragraph-properties fo:margin-left="4.99mm" fo:margin-right="0mm" fo:line-height="100%" fo:text-align="justify" style:justify-single-word="false" fo:text-indent="-4.99mm" style:auto-text-indent="false" style:page-number="auto" text:number-lines="false" text:line-number="0" style:writing-mode="page">
        <style:tab-stops/>
      </style:paragraph-properties>
      <style:text-properties style:text-position="0% 100%"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Автор" style:family="paragraph" style:parent-style-name="Standard" style:next-style-name="Heading_20_2">
      <style:paragraph-properties fo:text-align="end" style:justify-single-word="false" style:writing-mode="page"/>
      <style:text-properties fo:font-size="14pt" fo:font-style="italic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3.53mm" fo:margin-bottom="2.12mm" loext:contextual-spacing="false" fo:text-align="center" style:justify-single-word="false" style:page-number="auto" style:writing-mode="page"/>
      <style:text-properties style:font-name="Times New Roman2" fo:font-family="'Times New Roman'" style:font-style-name="Полужирный" style:font-pitch="variable" fo:font-size="14pt" fo:font-weight="bold" style:font-size-asian="115%" style:font-weight-asian="bold" style:font-size-complex="115%" style:font-weight-complex="bold"/>
    </style:style>
    <style:style style:name="Сведения_20_об_20_авторе" style:display-name="Сведения об авторе" style:family="paragraph" style:parent-style-name="Standard" style:next-style-name="Аннотация_20_и_20_Ключевые_20_слова" style:master-page-name="">
      <style:paragraph-properties fo:text-align="justify" style:justify-single-word="false" style:page-number="auto" style:writing-mode="page"/>
      <style:text-properties style:font-size-asian="10.5pt"/>
    </style:style>
    <style:style style:name="Аннотация_20_и_20_Ключевые_20_слова" style:display-name="Аннотация и Ключевые слова" style:family="paragraph" style:parent-style-name="Standard" style:master-page-name="">
      <style:paragraph-properties fo:text-align="justify" style:justify-single-word="false" style:page-number="auto" style:writing-mode="page"/>
    </style:style>
    <style:style style:name="Эпиграф" style:family="paragraph" style:parent-style-name="Standard">
      <style:paragraph-properties fo:text-align="end" style:justify-single-word="false" style:writing-mode="pag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 style:writing-mode="page"/>
      <style:text-properties fo:font-size="12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2.12mm" fo:margin-bottom="2.12mm" loext:contextual-spacing="false" style:page-number="auto" style:writing-mode="page"/>
      <style:text-properties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 style:writing-mode="page"/>
      <style:text-properties fo:font-size="12pt" fo:font-style="italic" fo:font-weight="bold" style:font-size-asian="85%" style:font-weight-asian="bold" style:font-size-complex="85%" style:font-weight-complex="bold"/>
    </style:style>
    <style:style style:name="Текст_20_списка_20_литературы" style:display-name="Текст списка литературы" style:family="paragraph" style:parent-style-name="Standard">
      <style:paragraph-properties fo:margin-left="0mm" fo:margin-right="0mm" fo:text-indent="9mm" style:auto-text-indent="false" style:writing-mode="pag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Автор_20_по-английски" style:display-name="Автор по-английски" style:family="paragraph" style:parent-style-name="Standard" style:next-style-name="Сведения_20_об_20_авторе">
      <style:paragraph-properties fo:text-align="center" style:justify-single-word="false" style:writing-mode="page"/>
      <style:text-properties fo:font-style="italic" fo:font-weight="bold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Цитирование" style:family="paragraph" style:parent-style-name="Text_20_body">
      <style:paragraph-properties fo:margin-left="4.99mm" fo:margin-right="4.99mm" fo:margin-top="2.12mm" fo:margin-bottom="2.12mm" loext:contextual-spacing="false" fo:line-height="3.88mm" fo:text-indent="0mm" style:auto-text-indent="false" style:writing-mode="page"/>
      <style:text-properties fo:font-size="10pt"/>
    </style:style>
    <style:style style:name="Footnote_20_Symbol" style:display-name="Footnote Symbol" style:family="text">
      <style:text-properties style:text-position="super 58%" style:font-size-asian="10.5pt" loext:shadow="none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1.99mm" fo:margin-bottom="17.99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21:51:58.236484493</meta:creation-date>
    <meta:generator>LibreOffice/5.2.5.1$Linux_X86_64 LibreOffice_project/0312e1a284a7d50ca85a365c316c7abbf20a4d22</meta:generator>
    <meta:editing-duration>PT3S</meta:editing-duration>
    <meta:editing-cycles>2</meta:editing-cycles>
    <dc:date>2017-03-09T22:17:16.630106145</dc:date>
    <meta:document-statistic meta:table-count="0" meta:image-count="0" meta:object-count="0" meta:page-count="1" meta:paragraph-count="25" meta:word-count="69" meta:character-count="549" meta:non-whitespace-character-count="503"/>
    <meta:template xlink:type="simple" xlink:actuate="onRequest" xlink:title="статья" xlink:href="file:///home/litvinovg/mnt/lib/Издательство/Шаблоны/статья.ott" meta:date="2017-03-09T21:51:57.502217970"/>
  </office:meta>
</office:document-meta>
</file>